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rect draw:style-name="gr1" draw:text-style-name="P1" draw:layer="layout" svg:width="5.9cm" svg:height="4.8cm" svg:x="6.5cm" svg:y="2cm">
          <text:p text:style-name="P1">Check the images</text:p>
          <text:p text:style-name="P1"><text:s/>need to be deleted</text:p>
        </draw:rect>
        <draw:rect draw:style-name="gr1" draw:text-style-name="P1" draw:layer="layout" svg:width="5.9cm" svg:height="4.8cm" svg:x="6.5cm" svg:y="8.4cm">
          <text:p text:style-name="P1">Build new image</text:p>
        </draw:rect>
        <draw:rect draw:style-name="gr1" draw:text-style-name="P1" draw:layer="layout" svg:width="5.9cm" svg:height="4.8cm" svg:x="6.5cm" svg:y="14.9cm">
          <text:p text:style-name="P1">Configs</text:p>
        </draw:rect>
        <draw:line draw:style-name="gr2" draw:text-style-name="P2" draw:layer="layout" svg:x1="9.4cm" svg:y1="6.8cm" svg:x2="9.4cm" svg:y2="8.5cm">
          <text:p/>
        </draw:line>
        <draw:line draw:style-name="gr2" draw:text-style-name="P2" draw:layer="layout" svg:x1="9.4cm" svg:y1="13.2cm" svg:x2="9.4cm" svg:y2="14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没有填充和线条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iqiang Huang</meta:initial-creator>
    <meta:creation-date>2022-12-19T10:34:16.95</meta:creation-date>
    <dc:date>2022-12-19T11:03:50.59</dc:date>
    <dc:creator>Liqiang Huang</dc:creator>
    <meta:editing-duration>PT14M23S</meta:editing-duration>
    <meta:editing-cycles>1</meta:editing-cycles>
    <meta:document-statistic meta:object-count="5"/>
    <meta:generator>OpenOffice/4.1.13$Win32 OpenOffice.org_project/4113m1$Build-9810</meta:generator>
  </office:meta>
</office:document-meta>
</file>